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d30" officeooo:paragraph-rsid="0004f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rtext:</text:p>
      <text:p text:style-name="P1">“I am mother ist ein Sci-fi action Film der am 22 August 2019 in die (deutschen) Kinos kam.</text:p>
      <text:p text:style-name="P1">Er ist größtenteils eher ruhig, strahlt aber mit der Zeit mehr und mehr ein Angstgefühl aus und wird spannender.</text:p>
      <text:p text:style-name="P1">Außerdem behandelt er große ethische Fragen und um eine möglichkeit, wie KI’s in der Zukunft aussehen könnten.</text:p>
      <text:p text:style-name="P1">”</text:p>
      <text:p text:style-name="P1"/>
      <text:p text:style-name="P1">Grundtext:</text:p>
      <text:p text:style-name="P1">Der Film handelt von einer Jugendlichen, namens “Tochter”, die von einer KI namens “Mutter” seit ihrer Geburt aufzogen wurde.</text:p>
      <text:p text:style-name="P1">Die Tochter trifft eines Tages eine Fremde, die aus der sogenannten Außenwelt verletzt kam.</text:p>
      <text:p text:style-name="P1">Dort fängt es an.</text:p>
      <text:p text:style-name="P1"/>
      <text:p text:style-name="P1"/>
      <text:p text:style-name="P1">Spoiler:</text:p>
      <text:p text:style-name="P1">Input text von Wiki und gebe einen Link als quellenangab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5-06T21:30:20.345000000</dc:date>
    <meta:editing-duration>PT18M12S</meta:editing-duration>
    <meta:editing-cycles>3</meta:editing-cycles>
    <meta:document-statistic meta:table-count="0" meta:image-count="0" meta:object-count="0" meta:page-count="1" meta:paragraph-count="11" meta:word-count="105" meta:character-count="631" meta:non-whitespace-character-count="537"/>
  </office:meta>
</office:document-meta>
</file>